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0.5cm" svg:height="13.779cm" svg:x="4.5cm" svg:y="2.453cm">
          <draw:text-box>
            <text:p>7年级人教版英语上 starter unit 1</text:p>
            <text:p/>
            <text:p/>
            <text:p/>
            <text:p>Good morning / Good afternoon / Good evening / Good night</text:p>
            <text:p/>
            <text:p>How are you (doing) ? / How do <text:s/>you do ?</text:p>
            <text:p/>
            <text:p>I'm good (fine). Thank you. Yourself?</text:p>
            <text:p/>
            <text:p>CD / CD player</text:p>
            <text:p/>
            <text:p>ABC / BBC / CBC <text:s/>(Broadcasting Company)</text:p>
            <text:p/>
            <text:p>HB – Hard Black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M11S</meta:editing-duration>
    <meta:editing-cycles>6</meta:editing-cycles>
    <meta:generator>OpenOffice/4.1.15$Win32 OpenOffice.org_project/4115m2$Build-9813</meta:generator>
    <dc:date>2025-09-18T19:58:57.03</dc:date>
    <dc:creator>Eric Zhang</dc:creator>
    <meta:document-statistic meta:object-count="24"/>
  </office:meta>
</office:document-meta>
</file>